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Note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loc informatique</text:p>
          </table:table-cell>
          <table:table-cell table:style-name="ce1" table:formula="of:=SUM([.C3:.C12])" office:value-type="float" office:value="45" calcext:value-type="float">
            <text:p>45</text:p>
          </table:table-cell>
          <table:table-cell table:style-name="ce1" table:formula="of:=[.H2]/[.C2]" office:value-type="float" office:value="11.0686666666667" calcext:value-type="float">
            <text:p>11,0686666666667</text:p>
          </table:table-cell>
          <table:table-cell/>
          <table:table-cell table:formula="of:=([.D2]*[.C2]+[.D13]*[.C13]+[.D17]*[.C17])/([.C2]+[.C13]+[.C17])" office:value-type="float" office:value="11.3101886792453" calcext:value-type="float">
            <text:p>11,3101886792453</text:p>
          </table:table-cell>
          <table:table-cell/>
          <table:table-cell table:formula="of:=SUM([.H3:.H12])" office:value-type="float" office:value="498.09" calcext:value-type="float">
            <text:p>498,09</text:p>
          </table:table-cell>
        </table:table-row>
        <table:table-row table:style-name="ro1">
          <table:table-cell/>
          <table:table-cell table:style-name="ce2" office:value-type="string" calcext:value-type="string">
            <text:p>Réseau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3]*[.C3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lgorithmique, Programmation et Complexité</text:p>
          </table:table-cell>
          <table:table-cell office:value-type="float" office:value="6" calcext:value-type="float">
            <text:p>6</text:p>
          </table:table-cell>
          <table:table-cell office:value-type="float" office:value="13.36" calcext:value-type="float">
            <text:p>13,36</text:p>
          </table:table-cell>
          <table:table-cell table:number-columns-repeated="3"/>
          <table:table-cell table:formula="of:=[.D4]*[.C4]" office:value-type="float" office:value="80.16" calcext:value-type="float">
            <text:p>80,16</text:p>
          </table:table-cell>
        </table:table-row>
        <table:table-row table:style-name="ro1">
          <table:table-cell/>
          <table:table-cell office:value-type="string" calcext:value-type="string">
            <text:p>Logique classique</text:p>
          </table:table-cell>
          <table:table-cell office:value-type="float" office:value="3" calcext:value-type="float">
            <text:p>3</text:p>
          </table:table-cell>
          <table:table-cell office:value-type="float" office:value="8.03" calcext:value-type="float">
            <text:p>8,03</text:p>
          </table:table-cell>
          <table:table-cell table:number-columns-repeated="3"/>
          <table:table-cell table:formula="of:=[.D5]*[.C5]" office:value-type="float" office:value="24.09" calcext:value-type="float">
            <text:p>24,09</text:p>
          </table:table-cell>
        </table:table-row>
        <table:table-row table:style-name="ro1">
          <table:table-cell/>
          <table:table-cell office:value-type="string" calcext:value-type="string">
            <text:p>Théorie des langages formels</text:p>
          </table:table-cell>
          <table:table-cell office:value-type="float" office:value="3" calcext:value-type="float">
            <text:p>3</text:p>
          </table:table-cell>
          <table:table-cell office:value-type="float" office:value="7.68" calcext:value-type="float">
            <text:p>7,68</text:p>
          </table:table-cell>
          <table:table-cell table:number-columns-repeated="3"/>
          <table:table-cell table:formula="of:=[.D6]*[.C6]" office:value-type="float" office:value="23.04" calcext:value-type="float">
            <text:p>23,04</text:p>
          </table:table-cell>
        </table:table-row>
        <table:table-row table:style-name="ro1">
          <table:table-cell/>
          <table:table-cell office:value-type="string" calcext:value-type="string">
            <text:p>Base de données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table:number-columns-repeated="3"/>
          <table:table-cell table:formula="of:=[.D7]*[.C7]" office:value-type="float" office:value="82.8" calcext:value-type="float">
            <text:p>82,8</text:p>
          </table:table-cell>
        </table:table-row>
        <table:table-row table:style-name="ro1">
          <table:table-cell/>
          <table:table-cell office:value-type="string" calcext:value-type="string">
            <text:p>Algorithmique et Programmation Orientée Obje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8]*[.C8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Algorithmique Numériqu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9]*[.C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Optimis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0]*[.C10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rogrammation concurrent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1]*[.C11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Projet informatiqu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D12]*[.C12]" office:value-type="float" office:value="84" calcext:value-type="float">
            <text:p>84</text:p>
          </table:table-cell>
        </table:table-row>
        <table:table-row table:style-name="ro1">
          <table:table-cell/>
          <table:table-cell table:style-name="ce1" office:value-type="string" calcext:value-type="string">
            <text:p>Bloc transversale</text:p>
          </table:table-cell>
          <table:table-cell table:style-name="ce1" table:formula="of:=SUM([.C14:.C16])" office:value-type="float" office:value="6" calcext:value-type="float">
            <text:p>6</text:p>
          </table:table-cell>
          <table:table-cell table:style-name="ce1" table:formula="of:=[.H13]/[.C13]" office:value-type="float" office:value="13.5583333333333" calcext:value-type="float">
            <text:p>13,5583333333333</text:p>
          </table:table-cell>
          <table:table-cell table:number-columns-repeated="3"/>
          <table:table-cell table:formula="of:=SUM([.H14:.H16])" office:value-type="float" office:value="81.35" calcext:value-type="float">
            <text:p>81,35</text:p>
          </table:table-cell>
        </table:table-row>
        <table:table-row table:style-name="ro1">
          <table:table-cell/>
          <table:table-cell office:value-type="string" calcext:value-type="string">
            <text:p>Anglais</text:p>
          </table:table-cell>
          <table:table-cell office:value-type="float" office:value="3" calcext:value-type="float">
            <text:p>3</text:p>
          </table:table-cell>
          <table:table-cell office:value-type="float" office:value="13.25" calcext:value-type="float">
            <text:p>13,25</text:p>
          </table:table-cell>
          <table:table-cell table:number-columns-repeated="3"/>
          <table:table-cell table:formula="of:=[.D14]*[.C14]" office:value-type="float" office:value="39.75" calcext:value-type="float">
            <text:p>39,75</text:p>
          </table:table-cell>
        </table:table-row>
        <table:table-row table:style-name="ro1">
          <table:table-cell/>
          <table:table-cell office:value-type="string" calcext:value-type="string">
            <text:p>Escala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D15]*[.C15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4" office:value-type="string" calcext:value-type="string">
            <text:p>Droit des contrats et du travail</text:p>
          </table:table-cell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,3</text:p>
          </table:table-cell>
          <table:table-cell table:number-columns-repeated="3"/>
          <table:table-cell table:formula="of:=[.D16]*[.C16]" office:value-type="float" office:value="26.6" calcext:value-type="float">
            <text:p>26,6</text:p>
          </table:table-cell>
        </table:table-row>
        <table:table-row table:style-name="ro1">
          <table:table-cell/>
          <table:table-cell table:style-name="ce1" office:value-type="string" calcext:value-type="string">
            <text:p>Bloc stage</text:p>
          </table:table-cell>
          <table:table-cell table:style-name="ce1" table:formula="of:=SUM([.C18])" office:value-type="float" office:value="2" calcext:value-type="float">
            <text:p>2</text:p>
          </table:table-cell>
          <table:table-cell table:style-name="ce1" table:formula="of:=[.H17]/[.C17]" office:value-type="float" office:value="10" calcext:value-type="float">
            <text:p>10</text:p>
          </table:table-cell>
          <table:table-cell table:number-columns-repeated="3"/>
          <table:table-cell table:formula="of:=SUM([.H18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4" office:value-type="string" calcext:value-type="string">
            <text:p>TRI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8]*[.C18]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15:06.636061237</meta:creation-date>
    <dc:date>2020-02-26T16:44:22.703598921</dc:date>
    <meta:editing-duration>PT5M3S</meta:editing-duration>
    <meta:editing-cycles>1</meta:editing-cycles>
    <meta:document-statistic meta:table-count="1" meta:cell-count="78" meta:object-count="0"/>
    <meta:generator>LibreOffice/6.0.7.3$Linux_X86_64 LibreOffice_project/00m0$Build-3</meta:generator>
  </office:meta>
</office:document-meta>
</file>